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2.29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fff9a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15cm" svg:y1="4.445cm" svg:x2="2.54cm" svg:y2="7.605cm">
          <text:p/>
        </draw:line>
        <draw:custom-shape draw:style-name="gr2" draw:text-style-name="P3" draw:layer="layout" svg:width="5.08cm" svg:height="2.54cm" svg:x="1.05cm" svg:y="23.225cm">
          <text:p text:style-name="P2"><text:span text:style-name="T1">Docker container:</text:span></text:p>
          <text:p text:style-name="P2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0.762cm" svg:x="1.30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2.54cm" svg:x="4.445cm" svg:y="1.837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15cm" svg:y1="4.445cm" svg:x2="5.715cm" svg:y2="7.605cm">
          <text:p/>
        </draw:line>
        <draw:line draw:style-name="gr1" draw:text-style-name="P1" draw:layer="layout" svg:x1="5.715cm" svg:y1="4.445cm" svg:x2="8.89cm" svg:y2="7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2-03T15:09:39.083151031</dc:date>
    <meta:editing-duration>PT1H22M34S</meta:editing-duration>
    <meta:editing-cycles>29</meta:editing-cycles>
    <meta:generator>LibreOffice/6.0.7.3$Linux_X86_64 LibreOffice_project/00m0$Build-3</meta:generator>
    <meta:document-statistic meta:object-count="6"/>
  </office:meta>
</office:document-meta>
</file>